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legende">
      <style:text-properties officeooo:paragraph-rsid="0017b11c"/>
    </style:style>
    <style:style style:name="P2" style:family="paragraph" style:parent-style-name="chapeau">
      <style:text-properties officeooo:paragraph-rsid="0017b11c"/>
    </style:style>
    <style:style style:name="P3" style:family="paragraph" style:parent-style-name="code">
      <style:text-properties officeooo:paragraph-rsid="0017b11c"/>
    </style:style>
    <style:style style:name="P4" style:family="paragraph" style:parent-style-name="pragma">
      <style:text-properties officeooo:rsid="00078f18" officeooo:paragraph-rsid="0017b11c"/>
    </style:style>
    <style:style style:name="P5" style:family="paragraph" style:parent-style-name="pragma">
      <style:text-properties officeooo:paragraph-rsid="0017b11c"/>
    </style:style>
    <style:style style:name="P6" style:family="paragraph" style:parent-style-name="Signature">
      <style:text-properties officeooo:paragraph-rsid="0017b11c"/>
    </style:style>
    <style:style style:name="P7" style:family="paragraph" style:parent-style-name="console">
      <style:text-properties officeooo:paragraph-rsid="0017b11c"/>
    </style:style>
    <style:style style:name="P8" style:family="paragraph" style:parent-style-name="Heading_20_3">
      <style:text-properties officeooo:paragraph-rsid="0017b11c"/>
    </style:style>
    <style:style style:name="P9" style:family="paragraph" style:parent-style-name="Normal">
      <style:text-properties officeooo:rsid="001591f2" officeooo:paragraph-rsid="0017b11c"/>
    </style:style>
    <style:style style:name="P10" style:family="paragraph" style:parent-style-name="Normal">
      <style:text-properties officeooo:rsid="00078f18" officeooo:paragraph-rsid="0017b11c"/>
    </style:style>
    <style:style style:name="P11" style:family="paragraph" style:parent-style-name="Normal">
      <style:text-properties style:use-window-font-color="true" officeooo:rsid="00187836" officeooo:paragraph-rsid="0017b11c"/>
    </style:style>
    <style:style style:name="P12" style:family="paragraph" style:parent-style-name="Normal">
      <style:text-properties style:use-window-font-color="true" officeooo:rsid="0017f54f" officeooo:paragraph-rsid="0017b11c"/>
    </style:style>
    <style:style style:name="P13" style:family="paragraph" style:parent-style-name="Normal">
      <style:text-properties style:use-window-font-color="true" officeooo:paragraph-rsid="0017b11c"/>
    </style:style>
    <style:style style:name="P14" style:family="paragraph" style:parent-style-name="Normal">
      <style:text-properties officeooo:paragraph-rsid="0017b11c"/>
    </style:style>
    <style:style style:name="P15" style:family="paragraph" style:parent-style-name="Normal">
      <style:text-properties officeooo:paragraph-rsid="00184e4f"/>
    </style:style>
    <style:style style:name="P16" style:family="paragraph" style:parent-style-name="note">
      <style:text-properties officeooo:paragraph-rsid="0017b11c"/>
    </style:style>
    <style:style style:name="P17" style:family="paragraph" style:parent-style-name="Heading">
      <style:text-properties officeooo:paragraph-rsid="0017b11c"/>
    </style:style>
    <style:style style:name="P18" style:family="paragraph" style:parent-style-name="Heading_20_1">
      <style:text-properties officeooo:paragraph-rsid="0017b11c"/>
    </style:style>
    <style:style style:name="P19" style:family="paragraph" style:parent-style-name="Heading_20_1">
      <style:text-properties officeooo:paragraph-rsid="0017b11c"/>
    </style:style>
    <style:style style:name="P20" style:family="paragraph" style:parent-style-name="Heading_20_2">
      <style:text-properties officeooo:paragraph-rsid="0017b11c"/>
    </style:style>
    <style:style style:name="T1" style:family="text">
      <style:text-properties officeooo:rsid="00187836"/>
    </style:style>
    <style:style style:name="T2" style:family="text">
      <style:text-properties officeooo:rsid="0009fbce"/>
    </style:style>
    <style:style style:name="T3" style:family="text">
      <style:text-properties officeooo:rsid="001591f2"/>
    </style:style>
    <style:style style:name="T4" style:family="text">
      <style:text-properties officeooo:rsid="0005ef30"/>
    </style:style>
    <style:style style:name="T5" style:family="text">
      <style:text-properties officeooo:rsid="00176ff8"/>
    </style:style>
    <style:style style:name="T6" style:family="text">
      <style:text-properties style:font-name="Arial1" fo:font-size="10pt"/>
    </style:style>
    <style:style style:name="T7" style:family="text">
      <style:text-properties officeooo:rsid="0017f54f"/>
    </style:style>
    <style:style style:name="T8" style:family="text">
      <style:text-properties officeooo:rsid="00078f18"/>
    </style:style>
    <style:style style:name="T9" style:family="text">
      <style:text-properties officeooo:rsid="0019787f"/>
    </style:style>
    <style:style style:name="T10" style:family="text">
      <style:text-properties officeooo:rsid="001835d5"/>
    </style:style>
    <style:style style:name="T11" style:family="text">
      <style:text-properties officeooo:rsid="001eaae4"/>
    </style:style>
    <style:style style:name="T12" style:family="text">
      <style:text-properties officeooo:rsid="001cca81"/>
    </style:style>
    <style:style style:name="T13" style:family="text">
      <style:text-properties officeooo:rsid="00184e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itre de l'article</text:p>
      <text:p text:style-name="P6">Prénom et Nom <text:span text:style-name="T10">de l’auteur</text:span></text:p>
      <text:p text:style-name="P2">Ceci est le chapeau de l'article. Il s'agit d'une courte introduction au sujet ou à la problématique. Essaye<text:span text:style-name="T4">z</text:span> d'être explicite et de donner envie au lecteur de poursuivre la lecture de l'article.</text:p>
      <text:p text:style-name="P9">Votre article peut commencer par une introduction (attention, celle-ci ne doit en principe pas être numérotée).</text:p>
      <text:p text:style-name="P9">Plutôt que de parler des outils les plus fréquemment utilisés, nous nous sommes en partie concentrés ici sur des outils moins courants, et rarement abordés dans les colonnes de <text:span text:style-name="italic"><text:span text:style-name="T10">Linux Pratique</text:span></text:span> (<text:span text:style-name="T5">A</text:span>ttention ! Cet italique est généré par le style de caractère « italic » et non par l'icône italique de LibreOffice, idem pour le gras) ou des autres magazines spécialisés.</text:p>
      <text:p text:style-name="P18">1 Titre de niveau 1</text:p>
      <text:p text:style-name="P14">Paragraphe en style « Normal » (et non « Standard » ou « Corps de texte »). </text:p>
      <text:p text:style-name="P3"># <text:span text:style-name="T4">Ceci est du code</text:span></text:p>
      <text:p text:style-name="P3"><text:span text:style-name="T4"># </text:span>Une entrée typique de menu.lst</text:p>
      <text:p text:style-name="P3"># Le style employé est « code »</text:p>
      <text:p text:style-name="P3">title= DEBIAN GNU/Linux 2.6.24 (hdc3 - ext3)</text:p>
      <text:p text:style-name="P3">kernel= (hd1,2)/boot/vmlinuz-2.6.24-1-686 root=/dev/hdc3 vga=extended</text:p>
      <text:p text:style-name="P3">initusrd (hd1,2)/boot/initrd.img-2.6.24-1-686</text:p>
      <text:p text:style-name="P14">Paragraphe en « Normal ». On fait ici mention d'un élément de la configuration : <text:span text:style-name="T4">l</text:span>'étiquette <text:span text:style-name="code_5f_par">title</text:span> (style de caractère « code_par » pour du code dans du texte) permet d'ajouter un titre dans les menus de GRUB. La commande <text:span text:style-name="code_5f_par">grub-install</text:span> permet l'installation du <text:span text:style-name="italic">bootloader</text:span>. Nous pouvons spécifier le mode graphique à utiliser avec l'option <text:span text:style-name="code_5f_par">vga </text:span>:</text:p>
      <text:p text:style-name="P3">01: # Une entrée typique de menu.lst</text:p>
      <text:p text:style-name="P3">02: title= DEBIAN GNU/Linux 2.6.24 (hdc3 - ext3)</text:p>
      <text:p text:style-name="P3">03: kernel= (hd1,2)/boot/vmlinuz-2.6.24-1-686 root=/dev/hdc3 <text:span text:style-name="code_5f_em">vga=extended</text:span></text:p>
      <text:p text:style-name="P3">04: initrd (hd1,2)/boot/initrd.img-2.6.24-1-686</text:p>
      <text:p text:style-name="P14">Si vous souhaitez faire référence à des lignes de code pour les expliquer, vous pouvez les numéroter comme dans le code ci-dessus. </text:p>
      <text:p text:style-name="P5">/// Début note PAO ///</text:p>
      <text:p text:style-name="P14"><text:span text:style-name="T5">Vous pouvez mentionner de cette manière les éventuelles informations</text:span> à indiquer à la rédaction <text:span text:style-name="T3">ou au service de mise en page</text:span>. <text:span text:style-name="T5">Cette mention</text:span> n'apparaîtra pas dans l'article final.</text:p>
      <text:p text:style-name="P5">/// Fin note PAO ///</text:p>
      <text:p text:style-name="P15"><text:span text:style-name="T11">Kodi, anciennement connu sous le nom de </text:span><text:span text:style-name="gras">XBMC</text:span><text:span text:style-name="T11"> (Attention, le « gras » est généré par le style de caractère « gras » et non par l'icône gras de LibreOffice), est un </text:span>projet <text:span text:style-name="T12">de media center open source et multiplateforme</text:span>.</text:p>
      <text:p text:style-name="P5">/// Début note ///</text:p>
      <text:p text:style-name="P16">Le texte présent ici, rédigé en style « Note », apparaîtra dans l'article final dans une boîte spéciale « note ». Vous pourrez ainsi présenter des informations complémentaires. </text:p>
      <text:p text:style-name="P5">/// Fin note ///</text:p>
      <text:p text:style-name="P14">Les indications en style « pragma », comme ci-dessus, doivent toujours être encadrées de 3 slashs /// <text:span text:style-name="T6">…</text:span> ///.</text:p>
      <text:p text:style-name="P10">Si vous souhaitez une note ayant <text:span text:style-name="T7">un titre spécifique, par exemple :</text:span> « Attention », il faut utiliser :</text:p>
      <text:p text:style-name="P5">/// Début note : <text:span text:style-name="T8">Attention </text:span>///</text:p>
      <text:p text:style-name="P16">Le texte présent ici, rédigé en style « No<text:span text:style-name="T9">te</text:span> », apparaîtra dans l'article final dans une boîte spéciale « <text:span text:style-name="T8">Attention</text:span> ».</text:p>
      <text:p text:style-name="P4">/// Fin note ///</text:p>
      <text:p text:style-name="P14">Les sessions de commandes interactives sont à utiliser avec le style de paragraphe « console ». On peut également mettre en évidence certaines parties, grâce au style de caractère « code_em » : </text:p>
      <text:p text:style-name="P7">$ cat dma</text:p>
      <text:p text:style-name="P7">2: floppy</text:p>
      <text:p text:style-name="P7">3: <text:span text:style-name="code_5f_em">parport0</text:span><text:span text:style-name="T4"> # mise en évidence avec </text:span><text:span text:style-name="code_5f_em"><text:span text:style-name="T4">code_em</text:span></text:span></text:p>
      <text:p text:style-name="P7">4: cascade</text:p>
      <text:p text:style-name="P15">Plus d'informations sur <text:span text:style-name="T7">le magazine sur le blog officiel</text:span> : <text:span text:style-name="url"><text:span text:style-name="T13">https://www.linux-pratique.com/</text:span></text:span><text:span text:style-name="T7"> </text:span>(notez l'utilisation du style de caractère « url » et la désactivation de l'hyperlien).</text:p>
      <text:p text:style-name="P14"><text:soft-page-break/>Vous pouvez également insérer des listes à puces ou numérotées dans votre article, comme ceci :</text:p>
      <text:p text:style-name="P14">- item 1 ;</text:p>
      <text:p text:style-name="P14">- item 2 ;</text:p>
      <text:p text:style-name="P14">- item 3 ;</text:p>
      <text:p text:style-name="P14">- etc.</text:p>
      <text:p text:style-name="P14">Notez que nous n'utilisons pas les puces/numérotations automatiques de LibreOffice.</text:p>
      <text:p text:style-name="P14">De même, les tableaux doivent être présentés le plus simplement possible, le contenu doit être en style « Normal », par exemple :</text:p>
      <table:table table:name="Tableau1" table:style-name="Tableau1">
        <table:table-column table:style-name="Tableau1.A" table:number-columns-repeated="3"/>
        <table:table-row>
          <table:table-cell table:style-name="Tableau1.A1" office:value-type="string">
            <text:p text:style-name="P14">blabla</text:p>
          </table:table-cell>
          <table:table-cell table:style-name="Tableau1.A1" office:value-type="string">
            <text:p text:style-name="P14">blabla</text:p>
          </table:table-cell>
          <table:table-cell table:style-name="Tableau1.C1" office:value-type="string">
            <text:p text:style-name="P14">blabla</text:p>
          </table:table-cell>
        </table:table-row>
        <table:table-row>
          <table:table-cell table:style-name="Tableau1.A2" office:value-type="string">
            <text:p text:style-name="P14">blabla</text:p>
          </table:table-cell>
          <table:table-cell table:style-name="Tableau1.A2" office:value-type="string">
            <text:p text:style-name="P14">blabla</text:p>
          </table:table-cell>
          <table:table-cell table:style-name="Tableau1.C2" office:value-type="string">
            <text:p text:style-name="P14">blabla</text:p>
          </table:table-cell>
        </table:table-row>
      </table:table>
      <text:p text:style-name="P14">Les références, à mettre en style « gras », doivent être intégrées dans le discours du texte et leur étiquette sera un nombre <text:span text:style-name="T1">OU un mot-clé</text:span>. Exemple : </text:p>
      <text:p text:style-name="P13"><text:span text:style-name="T1">Vous trouverez tous les sommaires des derniers numéros publiés sur le blog des Éditions Diamond </text:span><text:span text:style-name="gras"><text:span text:style-name="T1">[EDBLOG]</text:span></text:span><text:span text:style-name="T1">.</text:span></text:p>
      <text:p text:style-name="P11">OU</text:p>
      <text:p text:style-name="P12">Enfin, des infrastructures dédiées sont parfois mises en place pour chacune des cibles <text:span text:style-name="T1">comme l'a décrit cet article</text:span> <text:span text:style-name="gras">[1]</text:span>. <text:span text:style-name="T1">Vous trouverez également des informations supplémentaires sur le sujet dans cet ouvrage </text:span><text:span text:style-name="gras"><text:span text:style-name="T1">[2]</text:span></text:span><text:span text:style-name="T1">.</text:span></text:p>
      <text:p text:style-name="P14">C'est seulement lorsqu'une citation apparaît dans le texte qu<text:span text:style-name="T1">'</text:span>elle peut être développée dans la section « Références » en fin d'article. </text:p>
      <text:p text:style-name="P14">N'intégrez pas vos images dans le fichier LibreOffice, mais faites-en mention avec le style « pragma ». <text:span text:style-name="T4">Vous pouvez faire référence à une figure dans le texte : comme on peut le voir en figure 1, ... ou encore (voir figure 1).</text:span></text:p>
      <text:p text:style-name="P5">/// Image : nom_article_figure_01.png ///</text:p>
      <text:p text:style-name="P1">Fig. 1 : Exemple d'écran de démarrage GRUB. Une légende peut être une simple phrase ou même la mention du numéro de figure. Le style utilisé pour une légende.... est « legende ».</text:p>
      <text:p text:style-name="P14">Lorsqu'on décrit une interface graphique ou texte, il est possible de faire référence aux menus et options avec le style de caractères « menu ». Exemple : Cochez l'option <text:span text:style-name="menu">Auto-connexion</text:span> dans la fenêtre des options qui apparaît via le menu <text:span text:style-name="menu">Fichier &gt; Préférences</text:span>. </text:p>
      <text:p text:style-name="P14">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P20">1.1 Titre de niveau 2</text:p>
      <text:p text:style-name="P14">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P14">Bla blabla bla blabla, bla bla bla blabla. Bla blabla bla blabla, bla bla bla blabla. Bla blabla bla blabla, bla bla bla blabla. Bla blabla bla blabla, bla bla bla blabla.</text:p>
      <text:p text:style-name="P8">1.1.1 Titre de niveau 3</text:p>
      <text:p text:style-name="P14">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P14">Bla blabla bla blabla, bla bla bla blabla. Bla blabla bla blabla, bla bla bla blabla. Bla blabla bla blabla, bla bla bla blabla. Bla blabla bla blabla, bla bla bla blabla.</text:p>
      <text:h text:style-name="P18" text:outline-level="1">Conclusion</text:h>
      <text:p text:style-name="P14">La conclusion <text:span text:style-name="T1">de l'article</text:span> ne comporte pas de numérotation.</text:p>
      <text:h text:style-name="P18" text:outline-level="1"><text:soft-page-break/>Références</text:h>
      <text:p text:style-name="P14"><text:span text:style-name="gras">[</text:span><text:span text:style-name="gras"><text:span text:style-name="T1">EDBLOG</text:span></text:span><text:span text:style-name="gras">] </text:span><text:span text:style-name="T1">Blog</text:span> officiel de<text:span text:style-name="T1">s Éditions Diamond</text:span> : <text:span text:style-name="url"><text:span text:style-name="T1">http://www.editions-diamond.fr/</text:span></text:span></text:p>
      <text:p text:style-name="P14"><text:span text:style-name="gras">[</text:span><text:span text:style-name="gras"><text:span text:style-name="T1">1</text:span></text:span><text:span text:style-name="gras">]</text:span> <text:span text:style-name="T1">P. Nom</text:span>, « Titre de l'article », <text:span text:style-name="italic"><text:span text:style-name="T13">Linux Pratique</text:span></text:span><text:span text:style-name="italic"> n°</text:span><text:span text:style-name="italic"><text:span text:style-name="T13">99</text:span></text:span>, <text:span text:style-name="T13">janvier-février</text:span> 201<text:span text:style-name="T13">7</text:span>.</text:p>
      <text:p text:style-name="P14"><text:span text:style-name="gras">[</text:span><text:span text:style-name="gras"><text:span text:style-name="T1">2</text:span></text:span><text:span text:style-name="gras">]</text:span> <text:span text:style-name="T2">P. </text:span>Nom et <text:span text:style-name="T1">P. </text:span>Autrenom, « Titre livre », éditeur, ann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8b0000" style:font-name="Bitstream Vera Sans Mono" fo:font-family="'Bitstream Vera Sans Mono'" style:font-style-name="Gras" style:font-family-generic="modern" style:font-pitch="fixed" fo:font-size="9pt" fo:font-weight="bold" officeooo:rsid="0015ab34" style:font-weight-asian="bold" style:font-weight-complex="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fo:background-color="#b0c4de"/>
    </style:style>
    <style:style style:name="url" style:family="text">
      <style:text-properties style:font-name="Arial" fo:font-family="Arial" style:font-style-name="Gras" style:font-family-generic="swiss" style:font-pitch="variable" fo:font-size="10pt" style:text-underline-style="none" fo:font-weight="bold" officeooo:rsid="0015ab34" fo:background-color="#afeeee"/>
    </style:style>
    <style:style style:name="gras" style:family="text">
      <style:text-properties fo:color="#ffa07a" style:font-name="Arial1" fo:font-family="Arial" style:font-style-name="Normal" style:font-family-generic="swiss" style:font-pitch="variable" fo:font-size="10pt" fo:font-weight="bold" officeooo:rsid="0015ab34" fo:background-color="transparent"/>
    </style:style>
    <style:style style:name="italic" style:family="text">
      <style:text-properties fo:color="#3cb371" style:font-name="Arial1" fo:font-family="Arial" style:font-style-name="Normal" style:font-family-generic="swiss" style:font-pitch="variable" fo:font-size="10pt"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_editions</dc:title>
    <meta:creation-date>2017-10-24T16:01:53.796827490</meta:creation-date>
    <dc:language>fr-FR</dc:language>
    <meta:editing-cycles>3</meta:editing-cycles>
    <meta:editing-duration>PT9M47S</meta:editing-duration>
    <dc:date>2017-10-24T16:27:54.084249879</dc:date>
    <meta:document-statistic meta:character-count="6592" meta:image-count="0" meta:non-whitespace-character-count="5528" meta:object-count="0" meta:page-count="3" meta:paragraph-count="72" meta:table-count="1" meta:word-count="1129"/>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